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7f6268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e3921df"/>
    </style:style>
    <style:style style:name="P5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7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dde9a1c" style:font-size-asian="12pt" style:font-size-complex="12pt"/>
    </style:style>
    <style:style style:name="P79" style:family="paragraph" style:parent-style-name="Standard">
      <style:text-properties style:font-name="Liberation Sans2" fo:font-size="12pt" officeooo:rsid="0d7f6268" officeooo:paragraph-rsid="0d7f6268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83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6" style:family="paragraph" style:parent-style-name="Standard">
      <style:text-properties officeooo:paragraph-rsid="0deb3f7d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bf8351d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paragraph-rsid="0d2b38cd"/>
    </style:style>
    <style:style style:name="P91" style:family="paragraph" style:parent-style-name="Footnote">
      <style:text-properties officeooo:rsid="043ccc66" officeooo:paragraph-rsid="0dca2508"/>
    </style:style>
    <style:style style:name="P92" style:family="paragraph" style:parent-style-name="Footnote">
      <style:text-properties officeooo:rsid="043ccc66" officeooo:paragraph-rsid="0dd4342a"/>
    </style:style>
    <style:style style:name="P93" style:family="paragraph" style:parent-style-name="Footnote">
      <style:text-properties officeooo:paragraph-rsid="0dd87f5b"/>
    </style:style>
    <style:style style:name="P94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Table_20_Contents">
      <style:text-properties style:font-name="Liberation Sans2" fo:font-size="12pt" style:font-size-asian="12pt" style:font-size-complex="12pt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9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0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4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5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2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7" style:family="text">
      <style:text-properties fo:color="#000000" style:font-name="Liberation Sans2" fo:font-size="12pt" officeooo:rsid="0bac438a" style:font-size-asian="12pt" style:font-size-complex="12pt"/>
    </style:style>
    <style:style style:name="T288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89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4" style:family="text">
      <style:text-properties fo:color="#000000" officeooo:rsid="004804ae"/>
    </style:style>
    <style:style style:name="T295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5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6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5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font-name="Liberation Sans2" officeooo:rsid="047da547"/>
    </style:style>
    <style:style style:name="T329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Liberation Sans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style:font-size-asian="12pt" style:font-size-complex="12pt"/>
    </style:style>
    <style:style style:name="T352" style:family="text">
      <style:text-properties officeooo:rsid="04473353"/>
    </style:style>
    <style:style style:name="T353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a6f0a69"/>
    </style:style>
    <style:style style:name="T356" style:family="text">
      <style:text-properties officeooo:rsid="0aace3cd"/>
    </style:style>
    <style:style style:name="T357" style:family="text">
      <style:text-properties officeooo:rsid="0b952edb"/>
    </style:style>
    <style:style style:name="T358" style:family="text">
      <style:text-properties fo:font-size="8pt" style:font-size-asian="8pt" style:font-size-complex="8pt" loext:padding="0.049cm" loext:border="0.31pt solid #000000"/>
    </style:style>
    <style:style style:name="T359" style:family="text">
      <style:text-properties officeooo:rsid="0394a435"/>
    </style:style>
    <style:style style:name="T360" style:family="text">
      <style:text-properties officeooo:rsid="0be4091b"/>
    </style:style>
    <style:style style:name="T361" style:family="text">
      <style:text-properties officeooo:rsid="0bf888a9"/>
    </style:style>
    <style:style style:name="T362" style:family="text">
      <style:text-properties officeooo:rsid="0cf7e116"/>
    </style:style>
    <style:style style:name="T363" style:family="text">
      <style:text-properties officeooo:rsid="0d52ea33"/>
    </style:style>
    <style:style style:name="T364" style:family="text">
      <style:text-properties officeooo:rsid="0dd5c0d9"/>
    </style:style>
    <style:style style:name="T365" style:family="text">
      <style:text-properties officeooo:rsid="0dd5fde1"/>
    </style:style>
    <style:style style:name="T366" style:family="text">
      <style:text-properties officeooo:rsid="0dd7714a"/>
    </style:style>
    <style:style style:name="T367" style:family="text">
      <style:text-properties officeooo:rsid="0e87ed43"/>
    </style:style>
    <style:style style:name="T368" style:family="text">
      <style:text-properties officeooo:rsid="0de11971"/>
    </style:style>
    <style:style style:name="T369" style:family="text">
      <style:text-properties style:font-name="Liberation Sans2"/>
    </style:style>
    <style:style style:name="T370" style:family="text">
      <style:text-properties style:font-name="Liberation Sans2" fo:font-size="12pt"/>
    </style:style>
    <style:style style:name="T37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7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8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font-name="Liberation Sans2" fo:font-size="12pt" fo:font-style="normal" officeooo:rsid="00bddfbe" style:font-size-asian="12pt" style:font-size-complex="12pt"/>
    </style:style>
    <style:style style:name="T380" style:family="text">
      <style:text-properties style:font-name="Liberation Sans2" fo:font-size="12pt" officeooo:rsid="047da547" style:font-size-asian="12pt"/>
    </style:style>
    <style:style style:name="T381" style:family="text">
      <style:text-properties style:font-name="Liberation Sans2" fo:font-size="12pt" style:font-size-asian="12pt" style:font-size-complex="12pt"/>
    </style:style>
    <style:style style:name="T382" style:family="text">
      <style:text-properties style:font-name="Liberation Sans2" fo:font-size="12pt" officeooo:rsid="01657261" style:font-size-asian="12pt" style:font-size-complex="12pt"/>
    </style:style>
    <style:style style:name="T383" style:family="text">
      <style:text-properties style:font-name="Liberation Sans2" fo:font-size="12pt" officeooo:rsid="00bddfbe" style:font-size-asian="12pt" style:font-size-complex="12pt"/>
    </style:style>
    <style:style style:name="T384" style:family="text">
      <style:text-properties style:font-name="Liberation Sans2" fo:font-size="12pt" officeooo:rsid="050aa1f1" style:font-size-asian="12pt" style:font-size-complex="12pt"/>
    </style:style>
    <style:style style:name="T385" style:family="text">
      <style:text-properties style:font-name="Liberation Sans2" fo:font-size="12pt" officeooo:rsid="05903285" style:font-size-asian="12pt" style:font-size-complex="12pt"/>
    </style:style>
    <style:style style:name="T386" style:family="text">
      <style:text-properties style:font-name="Liberation Sans2" fo:font-size="12pt" officeooo:rsid="0594b105" style:font-size-asian="12pt" style:font-size-complex="12pt"/>
    </style:style>
    <style:style style:name="T387" style:family="text">
      <style:text-properties style:font-name="Liberation Sans2" fo:font-size="12pt" officeooo:rsid="0d1ec96e" style:font-size-asian="12pt" style:font-size-complex="12pt"/>
    </style:style>
    <style:style style:name="T388" style:family="text">
      <style:text-properties style:font-name="Liberation Sans2" officeooo:rsid="047fb57c"/>
    </style:style>
    <style:style style:name="T389" style:family="text">
      <style:text-properties style:font-name="Liberation Sans2" officeooo:rsid="047da547"/>
    </style:style>
    <style:style style:name="T390" style:family="text">
      <style:text-properties officeooo:rsid="0deca47e"/>
    </style:style>
    <style:style style:name="T391" style:family="text">
      <style:text-properties officeooo:rsid="0ded5b39"/>
    </style:style>
    <style:style style:name="T392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5">C</text:span></text:span><text:span text:style-name="Strong_20_Emphasis"><text:span text:style-name="T264">hecklist voor </text:span></text:span><text:span text:style-name="Strong_20_Emphasis"><text:span text:style-name="T266">de installatie</text:span></text:span><text:span text:style-name="Strong_20_Emphasis"><text:span text:style-name="T264"> van </text:span></text:span><text:reference-mark-start text:name="Distributie"/><text:span text:style-name="Strong_20_Emphasis"><text:span text:style-name="T267">Ubuntu</text:span></text:span><text:reference-mark-end text:name="Distributie"/><text:span text:style-name="Strong_20_Emphasis"><text:span text:style-name="T267"> </text:span></text:span><text:reference-mark-start text:name="Versie"/><text:span text:style-name="Strong_20_Emphasis"><text:span text:style-name="T268">20</text:span></text:span><text:span text:style-name="Strong_20_Emphasis"><text:span text:style-name="T269">.04</text:span></text:span><text:reference-mark-end text:name="Versie"/><text:span text:style-name="Strong_20_Emphasis"><text:span text:style-name="T270"> </text:span></text:span><text:span text:style-name="Strong_20_Emphasis"><text:span text:style-name="T271">LTS</text:span></text:span><text:span text:style-name="Strong_20_Emphasis"><text:span text:style-name="T270"><text:note text:id="ftn1" text:note-class="footnote"><text:note-citation>1</text:note-citation><text:note-body><text:p text:style-name="P88"><text:span text:style-name="T359">Deze versie </text:span><text:span text:style-name="T360">20.04 </text:span><text:span text:style-name="T359">heeft codenaam Focal Fossa (focal) en is een zogenaamde LTS-versie (</text:span><text:span text:style-name="T368">LTS=</text:span><text:span text:style-name="T359">Long-Term Support, langetermijnondersteuning). <text:s/>Een LTS-versie verschijnt iedere twee jaar </text:span><text:span text:style-name="T363">in </text:span><text:span text:style-name="T359">april (deze in april 2020) en wordt vanaf vrijgave </text:span><text:span text:style-name="T247">vijf</text:span><text:span text:style-name="T359"> jaar ondersteund</text:span><text:span text:style-name="T355"> </text:span><text:span text:style-name="T359">(</text:span><text:span text:style-name="T361">updates </text:span><text:span text:style-name="T359">tot april 2025</text:span><text:span text:style-name="T355">)</text:span><text:span text:style-name="T359">.</text:span></text:p></text:note-body></text:note></text:span></text:span><text:span text:style-name="Strong_20_Emphasis"><text:span text:style-name="T271"> </text:span></text:span><text:reference-mark-start text:name="Editie"/><text:span text:style-name="Strong_20_Emphasis"><text:span text:style-name="T272">desktop</text:span></text:span><text:reference-mark-end text:name="Editie"/><text:span text:style-name="Strong_20_Emphasis"><text:span text:style-name="T273">.</text:span></text:span></text:p>
      <text:p text:style-name="P8"/>
      <text:p text:style-name="P43"><text:span text:style-name="T57">Kijk op</text:span><text:span text:style-name="T264"> </text:span><text:a xlink:type="simple" xlink:href="https://karelzimmer.nl/" text:style-name="Internet_20_link" text:visited-style-name="Visited_20_Internet_20_Link"><text:span text:style-name="Internet_20_link"><text:span text:style-name="T371">karelzimmer.nl</text:span></text:span></text:a><text:span text:style-name="T264"> </text:span><text:span text:style-name="T325">voor</text:span><text:span text:style-name="T326"> </text:span><text:span text:style-name="T327">deze en andere </text:span><text:span text:style-name="T58">checklists, scripts, </text:span><text:span text:style-name="T59">en informatie</text:span><text:span text:style-name="T58">.</text:span></text:p>
      <text:p text:style-name="P59"/>
      <text:p text:style-name="P64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9">V</text:span><text:span text:style-name="T388">ul de waarden in het tekstvak achter de </text:span><text:span text:style-name="Definition"><text:span text:style-name="T380">schuingedrukte</text:span></text:span><text:span text:style-name="T369"> </text:span><text:span text:style-name="T389">woorden </text:span><text:span text:style-name="T328">(zie toelichting)</text:span><text:span text:style-name="T389">:</text:span></text:p>
      <text:p text:style-name="P4"><text:span text:style-name="Definition"><text:span text:style-name="T347">g</text:span></text:span><text:span text:style-name="Definition"><text:span text:style-name="T346">ebruiker</text:span></text:span><text:span text:style-name="Definition"><text:span text:style-name="T334"><text:tab/><text:tab/></text:span></text:span><text:span text:style-name="Definition"><text:span text:style-name="T351"> <text:tab/><text:tab/></text:span></text:span><text:span text:style-name="T335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35"><text:tab/></text:span><text:span text:style-name="T336">(</text:span><text:span text:style-name="T331">volledige naam, bijv. </text:span><text:span text:style-name="T332">Karel Kamer</text:span><text:span text:style-name="T333">)</text:span></text:p>
      <text:p text:style-name="Standard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29"><text:tab/></text:span></text:span><text:span text:style-name="Definition"><text:span text:style-name="T329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29"><text:tab/></text:span></text:span><text:span text:style-name="T372">(korte naam, bijv. </text:span><text:span text:style-name="T274">karel</text:span><text:span text:style-name="T372">)</text:span></text:p>
      <text:p text:style-name="P2"><text:span text:style-name="Definition"><text:span text:style-name="T349">c</text:span></text:span><text:span text:style-name="Definition"><text:span text:style-name="T348">omputernaam</text:span></text:span><text:span text:style-name="Definition"><text:span text:style-name="T337"><text:tab/><text:tab/></text:span></text:span><text:span text:style-name="Definition"><text:span text:style-name="T335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35"><text:tab/></text:span></text:span><text:span text:style-name="Definition"><text:span text:style-name="T341">(</text:span></text:span><text:span text:style-name="Definition"><text:span text:style-name="T342">unieke naam van de compute</text:span></text:span><text:span text:style-name="Definition"><text:span text:style-name="T343">r</text:span></text:span><text:span text:style-name="Definition"><text:span text:style-name="T341">)</text:span></text:span></text:p>
      <text:p text:style-name="P2"><text:span text:style-name="Definition"><text:span text:style-name="T347">o</text:span></text:span><text:span text:style-name="Definition"><text:span text:style-name="T346">pstartmenu</text:span></text:span><text:span text:style-name="Definition"><text:span text:style-name="T335"><text:tab/><text:tab/><text:tab/></text:span></text:span><text:span text:style-name="Definition"><text:span text:style-name="T335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35"><text:tab/></text:span></text:span><text:span text:style-name="Definition"><text:span text:style-name="T341">(</text:span></text:span><text:span text:style-name="Definition"><text:span text:style-name="T342">to</text:span></text:span><text:span text:style-name="Definition"><text:span text:style-name="T344">ets voor het opstartmedium</text:span></text:span><text:span text:style-name="Definition"><text:span text:style-name="T345">)</text:span></text:span></text:p>
      <text:p text:style-name="P2"><text:span text:style-name="Definition"><text:span text:style-name="T349">i</text:span></text:span><text:span text:style-name="Definition"><text:span text:style-name="T350">nstellingen</text:span></text:span><text:span text:style-name="T341"><text:tab/><text:tab/> <text:tab/></text:span><text:span text:style-name="T341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41"><text:tab/>(</text:span><text:span text:style-name="T342">toets voor het BIOS/UEFI-scherm</text:span><text:span text:style-name="T341">)</text:span></text:p>
      <text:p text:style-name="P3"><text:span text:style-name="T275">Vervang </text:span><text:span text:style-name="Definition"><text:span text:style-name="T374">schuingedrukte</text:span></text:span><text:span text:style-name="T275"> </text:span><text:span text:style-name="T276">woorden </text:span><text:span text:style-name="T275">in deze checklist door </text:span><text:span text:style-name="T276">boven</text:span><text:span text:style-name="T275">staande waarden.</text:span></text:p>
      <text:p text:style-name="P10"/>
      <text:p text:style-name="P1"><text:span text:style-name="Strong_20_Emphasis"><text:span text:style-name="T283"/></text:span></text:p>
      <text:p text:style-name="P48"><text:span text:style-name="T277">Nog niet op Linux?<text:tab/></text:span><text:span text:style-name="T281"><text:tab/></text:span><text:span text:style-name="T282">G</text:span><text:span text:style-name="T278">ebruik </text:span><text:span text:style-name="Strong_20_Emphasis"><text:span text:style-name="T285">Checklist migratie</text:span></text:span><text:span text:style-name="T278"> op </text:span><text:a xlink:type="simple" xlink:href="https://karelzimer.nl/" text:style-name="Internet_20_link" text:visited-style-name="Visited_20_Internet_20_Link"><text:span text:style-name="Internet_20_link"><text:span text:style-name="T373">karelzimmer.nl</text:span></text:span></text:a><text:span text:style-name="T279"> onder </text:span><text:span text:style-name="T284">Linux</text:span><text:span text:style-name="T280">.</text:span></text:p>
      <text:p text:style-name="P65"><text:span text:style-name="T248">Nieuwe installatie?<text:tab/></text:span><text:span text:style-name="T250"></text:span><text:span text:style-name="T252"><text:tab/></text:span><text:span text:style-name="T251">B</text:span><text:span text:style-name="T248">egin bij hoofdstuk </text:span><text:span text:style-name="T253"><text:bookmark-ref text:reference-format="page" text:ref-name="__RefNumPara__4009_1271708128">2</text:bookmark-ref></text:span><text:span text:style-name="T248"><text:s text:c="2"/></text:span><text:span text:style-name="T254"><text:bookmark-ref text:reference-format="text" text:ref-name="__RefNumPara__4009_1271708128">Installatie uitvoeren</text:bookmark-ref></text:span><text:span text:style-name="T249">.</text:span></text:p>
      <text:p text:style-name="P19"/>
      <text:list xml:id="list1088457839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90093964880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3"><draw:control text:anchor-type="as-char" draw:z-index="22" draw:name="Vorm3_0" draw:style-name="gr1" draw:text-style-name="P10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102">Aanmelden als </text:span></text:span><text:span text:style-name="Definition"><text:span text:style-name="T376">gebruike</text:span></text:span><text:span text:style-name="Definition"><text:span text:style-name="T377">r</text:span></text:span><text:span text:style-name="Strong_20_Emphasis"><text:span text:style-name="T103"><text:note text:id="ftn2" text:note-class="footnote"><text:note-citation>2</text:note-citation><text:note-body><text:p text:style-name="P91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90096641776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290096644336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290096637184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5"><text:span text:style-name="T381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290096640576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56"><text:span text:style-name="T381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290096634624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290096570992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5"><text:note text:id="ftn3" text:note-class="footnote"><text:note-citation>3</text:note-citation><text:note-body><text:p text:style-name="P89"><text:span text:style-name="T245">D</text:span>e <text:span text:style-name="T358">Super</text:span>-toets <text:span text:style-name="T245">is </text:span>de Windows<text:span text:style-name="T362">-</text:span><text:span text:style-name="T357">toets</text:span>, <text:span text:style-name="T362">C</text:span>ommand-<text:span text:style-name="T357">toets</text:span>, of <text:span text:style-name="T362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290096593312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1"/>
      <text:list xml:id="list195344759440054" text:continue-numbering="true" text:style-name="L1">
        <text:list-item>
          <text:p text:style-name="P101"><text:bookmark-start text:name="__RefNumPara__4009_1271708128"/><text:span text:style-name="Strong_20_Emphasis"><text:span text:style-name="T370">Installatie uitvoere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90096627424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6">Start de computer op vanaf </text:span><text:span text:style-name="T294">een </text:span><text:span text:style-name="T294"><text:reference-ref text:reference-format="text" text:ref-name="Distributie">Ubuntu</text:reference-ref></text:span><text:span text:style-name="T294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7"><text:span text:style-name="T352">Vanaf ee</text:span>n Live <text:span text:style-name="T356">USB-stick of </text:span><text:span text:style-name="T246">C</text:span><text:span text:style-name="T356">D</text:span><text:span text:style-name="T3"> </text:span>kunt <text:span text:style-name="T352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90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4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50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3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2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2">instellingen</text:span></text:span><text:span text:style-name="T240">.</text:span></text:p>
          </table:table-cell>
        </table:table-row>
        <table:table-row table:style-name="TableLine94290096622544">
          <table:table-cell table:style-name="_32_._5f_Installatie_5f_uitvoeren.A1" office:value-type="string">
            <text:p text:style-name="P30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60"> </text:span></text:span><text:span text:style-name="Strong_20_Emphasis"><text:span text:style-name="T157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1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290096685680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13"><text:span text:style-name="T287">Kies </text:span><text:span text:style-name="T286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7">.</text:span></text:p>
          </table:table-cell>
        </table:table-row>
        <table:table-row table:style-name="TableLine94290096674928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4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4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290096887120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290096887376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6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290096887632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7">klik op </text:span><text:span text:style-name="Strong_20_Emphasis"><text:span text:style-name="T204">Verder</text:span></text:span><text:span text:style-name="Strong_20_Emphasis"><text:span text:style-name="T57">.</text:span></text:span></text:p>
          </table:table-cell>
        </table:table-row>
        <table:table-row table:style-name="TableLine9429009688788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290096888144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4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7">het gewenste </text:span></text:span><text:span text:style-name="Strong_20_Emphasis"><text:span text:style-name="T315">Installatie type</text:span></text:span><text:span text:style-name="Strong_20_Emphasis"><text:span text:style-name="T297">.</text:span></text:span></text:p>
          </table:table-cell>
        </table:table-row>
        <table:table-row table:style-name="TableLine94290096888400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47"><text:span text:style-name="Strong_20_Emphasis"><text:span text:style-name="T298">K</text:span></text:span><text:span text:style-name="Strong_20_Emphasis"><text:span text:style-name="T81">lik op </text:span></text:span><text:span text:style-name="Strong_20_Emphasis"><text:span text:style-name="T220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81">.</text:span></text:span></text:p>
          </table:table-cell>
        </table:table-row>
        <table:table-row table:style-name="TableLine9429009688865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90096888912">
          <table:table-cell table:style-name="_32_._5f_Installatie_5f_uitvoeren.A1" office:value-type="string">
            <text:p text:style-name="P54"><text:span text:style-name="Strong_20_Emphasis"><text:span text:style-name="T381"><text:s/></text:span></text:span><text:span text:style-name="T104"><draw:control text:anchor-type="as-char" draw:z-index="24" draw:name="Vorm16_1" draw:style-name="gr1" draw:text-style-name="P102" svg:width="0.35cm" svg:height="0.35cm" draw:control="control2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299">k</text:span></text:span><text:span text:style-name="Strong_20_Emphasis"><text:span text:style-name="T297">lik op </text:span></text:span><text:span text:style-name="Strong_20_Emphasis"><text:span text:style-name="T315">I</text:span></text:span><text:span text:style-name="Strong_20_Emphasis"><text:span text:style-name="T316">nstalle</text:span></text:span><text:span text:style-name="Strong_20_Emphasis"><text:span text:style-name="T315">e</text:span></text:span><text:span text:style-name="Strong_20_Emphasis"><text:span text:style-name="T316">r </text:span></text:span><text:span text:style-name="Strong_20_Emphasis"><text:span text:style-name="T315">nu</text:span></text:span><text:span text:style-name="Strong_20_Emphasis"><text:span text:style-name="T297">.</text:span></text:span></text:p>
          </table:table-cell>
        </table:table-row>
        <table:table-row table:style-name="TableLine9429009688916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90096889424">
          <table:table-cell table:style-name="_32_._5f_Installatie_5f_uitvoeren.A1" office:value-type="string">
            <text:p text:style-name="P52"><text:span text:style-name="Strong_20_Emphasis"><text:span text:style-name="T381"><text:s/></text:span></text:span><text:span text:style-name="Strong_20_Emphasis"><text:span text:style-name="T104"><draw:control text:anchor-type="as-char" draw:z-index="23" draw:name="Vorm16_0" draw:style-name="gr1" draw:text-style-name="P102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6">Verder</text:span></text:span><text:span text:style-name="Strong_20_Emphasis"><text:span text:style-name="T81">.</text:span></text:span></text:p>
          </table:table-cell>
        </table:table-row>
        <table:table-row table:style-name="TableLine94290096889680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90096889936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4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0">O</text:span></text:span><text:span text:style-name="Strong_20_Emphasis"><text:span text:style-name="T301">p </text:span></text:span><text:span text:style-name="Strong_20_Emphasis"><text:span text:style-name="T302">het </text:span></text:span><text:span text:style-name="Strong_20_Emphasis"><text:span text:style-name="T303">scherm </text:span></text:span><text:span text:style-name="Strong_20_Emphasis"><text:span text:style-name="T317">Waar bevindt u zich?</text:span></text:span><text:span text:style-name="Strong_20_Emphasis"><text:span text:style-name="T303"> </text:span></text:span><text:span text:style-name="Strong_20_Emphasis"><text:span text:style-name="T304">controleer </text:span></text:span><text:span text:style-name="Strong_20_Emphasis"><text:span text:style-name="T305">de </text:span></text:span><text:span text:style-name="Strong_20_Emphasis"><text:span text:style-name="T304">locatie en </text:span></text:span><text:span text:style-name="Strong_20_Emphasis"><text:span text:style-name="T300">klik </text:span></text:span><text:span text:style-name="Strong_20_Emphasis"><text:span text:style-name="T303">op </text:span></text:span><text:span text:style-name="Strong_20_Emphasis"><text:span text:style-name="T317">Verder</text:span></text:span><text:span text:style-name="Strong_20_Emphasis"><text:span text:style-name="T303">.</text:span></text:span></text:p>
          </table:table-cell>
        </table:table-row>
        <table:table-row table:style-name="TableLine94290096890192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6"><text:span text:style-name="T318">Op </text:span><text:span text:style-name="T319">het </text:span><text:span text:style-name="T317">scherm </text:span><text:span text:style-name="Strong_20_Emphasis"><text:span text:style-name="T317">Wie bent u?</text:span></text:span><text:span text:style-name="T317"> </text:span><text:span text:style-name="T318">vul </text:span><text:span text:style-name="T320">in </text:span><text:span text:style-name="Strong_20_Emphasis"><text:span text:style-name="T321">Uw n</text:span></text:span><text:span text:style-name="Strong_20_Emphasis"><text:span text:style-name="T322">aam</text:span></text:span><text:span text:style-name="Strong_20_Emphasis"><text:span text:style-name="T306"> </text:span></text:span><text:span text:style-name="Definition"><text:span text:style-name="T383">gebruiker</text:span></text:span><text:span text:style-name="Strong_20_Emphasis"><text:span text:style-name="T307">, <text:line-break/></text:span></text:span><text:span text:style-name="Strong_20_Emphasis"><text:span text:style-name="T322">Naam </text:span></text:span><text:span text:style-name="Strong_20_Emphasis"><text:span text:style-name="T321">van uw </text:span></text:span><text:span text:style-name="Strong_20_Emphasis"><text:span text:style-name="T323">computer</text:span></text:span><text:span text:style-name="Definition"><text:span text:style-name="T379"> </text:span></text:span><text:span text:style-name="Definition"><text:span text:style-name="T383">computernaam</text:span></text:span><text:span text:style-name="Strong_20_Emphasis"><text:span text:style-name="T306">,<text:line-break/></text:span></text:span><text:span text:style-name="Strong_20_Emphasis"><text:span text:style-name="T321">Kies een g</text:span></text:span><text:span text:style-name="Strong_20_Emphasis"><text:span text:style-name="T323">ebruikersnaam</text:span></text:span><text:span text:style-name="Strong_20_Emphasis"><text:span text:style-name="T306"> </text:span></text:span><text:span text:style-name="Definition"><text:span text:style-name="T383">gebruikersnaam</text:span></text:span><text:span text:style-name="Strong_20_Emphasis"><text:span text:style-name="T306">,<text:line-break/></text:span></text:span><text:span text:style-name="Strong_20_Emphasis"><text:span text:style-name="T308">g</text:span></text:span><text:span text:style-name="Strong_20_Emphasis"><text:span text:style-name="T296">eef tweemaal een </text:span></text:span><text:span text:style-name="Strong_20_Emphasis"><text:span text:style-name="T314">wachtwoord</text:span></text:span><text:span text:style-name="Strong_20_Emphasis"><text:span text:style-name="T296">,</text:span></text:span><text:span text:style-name="Strong_20_Emphasis"><text:span text:style-name="T311"> </text:span></text:span><text:span text:style-name="Strong_20_Emphasis"><text:span text:style-name="T312">en</text:span></text:span><text:span text:style-name="Strong_20_Emphasis"><text:span text:style-name="T311"> </text:span></text:span><text:span text:style-name="Strong_20_Emphasis"><text:span text:style-name="T313">k</text:span></text:span><text:span text:style-name="Strong_20_Emphasis"><text:span text:style-name="T296">lik op </text:span></text:span><text:span text:style-name="Strong_20_Emphasis"><text:span text:style-name="T314">Verder</text:span></text:span><text:span text:style-name="Strong_20_Emphasis"><text:span text:style-name="T296">.</text:span></text:span></text:p>
          </table:table-cell>
        </table:table-row>
        <table:table-row table:style-name="TableLine94290096890448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90096890704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4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9">O</text:span></text:span><text:span text:style-name="Strong_20_Emphasis"><text:span text:style-name="T310">p het scherm </text:span></text:span><text:span text:style-name="Strong_20_Emphasis"><text:span text:style-name="T324">Installatie voltooid</text:span></text:span><text:span text:style-name="Strong_20_Emphasis"><text:span text:style-name="T310"> </text:span></text:span><text:span text:style-name="Strong_20_Emphasis"><text:span text:style-name="T309">klik </text:span></text:span><text:span text:style-name="Strong_20_Emphasis"><text:span text:style-name="T296">op </text:span></text:span><text:span text:style-name="Strong_20_Emphasis"><text:span text:style-name="T314">Nu herstarten</text:span></text:span><text:span text:style-name="Strong_20_Emphasis"><text:span text:style-name="T296">.</text:span></text:span></text:p>
          </table:table-cell>
        </table:table-row>
        <table:table-row table:style-name="TableLine94290096890960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90096891216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2"><text:span text:style-name="Strong_20_Emphasis"><text:span text:style-name="T179"/></text:span></text:p>
      <text:list xml:id="list195345295487900" text:continue-numbering="true" text:style-name="L1">
        <text:list-item>
          <text:p text:style-name="P98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9009685441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5">gebruiker</text:span></text:span><text:span text:style-name="Strong_20_Emphasis"><text:span text:style-name="T91">.</text:span></text:span></text:p>
          </table:table-cell>
        </table:table-row>
        <table:table-row table:style-name="TableLine94290096765840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29"><text:span text:style-name="Strong_20_Emphasis"><text:span text:style-name="T182"/></text:span></text:p>
          </table:table-cell>
        </table:table-row>
        <table:table-row table:style-name="TableLine9429009687632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290097000224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290097000800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9009700139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94"><text:span text:style-name="T260">De </text:span><text:span text:style-name="T261">Super</text:span><text:span text:style-name="T260">-toets is de Windows</text:span><text:span text:style-name="T262">-</text:span><text:span text:style-name="T263">toets</text:span><text:span text:style-name="T260">, </text:span><text:span text:style-name="T262">C</text:span><text:span text:style-name="T260">ommand-</text:span><text:span text:style-name="T263">toets</text:span><text:span text:style-name="T260">, of </text:span><text:span text:style-name="T262">V</text:span><text:span text:style-name="T260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7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8">Gebruikers</text:span></text:span><text:span text:style-name="Strong_20_Emphasis"><text:span text:style-name="T133">.</text:span></text:span></text:p>
          </table:table-cell>
        </table:table-row>
        <table:table-row table:style-name="TableLine9429009700198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4">op </text:span></text:span><text:span text:style-name="Strong_20_Emphasis"><text:span text:style-name="T194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5">.</text:span></text:span></text:p>
          </table:table-cell>
        </table:table-row>
        <table:table-row table:style-name="TableLine94290097023280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5">.</text:span></text:span></text:p>
          </table:table-cell>
        </table:table-row>
        <table:table-row table:style-name="TableLine9429009702387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90097024464">
          <table:table-cell table:style-name="_33_._5f_Installatie_5f_afronden.A1" office:value-type="string">
            <text:p text:style-name="P38"><text:span text:style-name="Strong_20_Emphasis"><text:span text:style-name="T104"><text:s/></text:span></text:span><text:span text:style-name="Strong_20_Emphasis"><text:span text:style-name="T154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5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6">.</text:span></text:span></text:p>
          </table:table-cell>
        </table:table-row>
        <table:table-row table:style-name="TableLine94290097025056">
          <table:table-cell table:style-name="_33_._5f_Installatie_5f_afronden.A1" office:value-type="string">
            <text:p text:style-name="P40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290097025648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29009702624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3">Updatebeheer</text:span></text:span><text:span text:style-name="Strong_20_Emphasis"><text:span text:style-name="T137">.</text:span></text:span></text:p>
          </table:table-cell>
        </table:table-row>
        <table:table-row table:style-name="TableLine94290097026832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9"><text:span text:style-name="T288">Als</text:span><text:span text:style-name="T289"> </text:span><text:span text:style-name="T290">er </text:span><text:span text:style-name="T289">updates beschikbaar zijn, k</text:span><text:span text:style-name="T291">lik op </text:span><text:span text:style-name="Strong_20_Emphasis"><text:span text:style-name="T291">Nu installeren</text:span></text:span><text:span text:style-name="T291">.</text:span></text:p>
          </table:table-cell>
        </table:table-row>
        <table:table-row table:style-name="TableLine94290097005424">
          <table:table-cell table:style-name="_33_._5f_Installatie_5f_afronden.A1" office:value-type="string">
            <text:p text:style-name="P31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29"><text:span text:style-name="T292">A</text:span><text:span text:style-name="T381">ls </text:span><text:span text:style-name="Strong_20_Emphasis"><text:span text:style-name="T293">Updatebeheer </text:span></text:span><text:span text:style-name="T381">hierom vraagt, </text:span><text:span text:style-name="T384">h</text:span><text:span text:style-name="T381">erstart </text:span><text:span text:style-name="T385">de</text:span><text:span text:style-name="T381"> computer </text:span><text:span text:style-name="T386">en daarna weer aanmelden als </text:span><text:span text:style-name="Definition"><text:span text:style-name="T378">gebruiker</text:span></text:span><text:span text:style-name="T381">.</text:span></text:p>
          </table:table-cell>
        </table:table-row>
        <table:table-row table:style-name="TableLine9429009700617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90097006928">
          <table:table-cell table:style-name="_33_._5f_Installatie_5f_afron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290097007680">
          <table:table-cell table:style-name="_33_._5f_Installatie_5f_afronden.A1" office:value-type="string">
            <text:p text:style-name="P35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7"><text:span text:style-name="T387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290097008432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57"><text:span text:style-name="T381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290097009184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29009700993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290097010688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8" text:note-class="footnote"><text:note-citation>2</text:note-citation><text:note-body><text:p text:style-name="P93"><text:span text:style-name="T390">De installatie </text:span>kan nagelopen worden <text:span text:style-name="T366">met </text:span>bestand <text:span text:style-name="T295">A</text:span><text:span text:style-name="T391">ppli</text:span><text:span text:style-name="T392">j</text:span><text:span text:style-name="T391">st</text:span> in <text:span text:style-name="T366">map</text:span><text:span text:style-name="T364"> </text:span><text:span text:style-name="T365">kz</text:span><text:span text:style-name="T366"> </text:span><text:span text:style-name="T367">in </text:span><text:span text:style-name="T364">Documenten</text:span>.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290097011440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290097012192">
          <table:table-cell table:style-name="_33_._5f_Installatie_5f_afronden.A1" office:value-type="string">
            <text:p text:style-name="P41"><text:span text:style-name="Strong_20_Emphasis"><text:span text:style-name="T104"><text:s/></text:span></text:span><text:span text:style-name="Strong_20_Emphasis"><text:span text:style-name="T154"><draw:control text:anchor-type="as-char" draw:z-index="20" draw:name="Vorm36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8"/></text:span></text:p>
      <text:p text:style-name="P28"><text:span text:style-name="Strong_20_Emphasis"><text:span text:style-name="T115"/></text:span></text:p>
      <text:list xml:id="list195345219901422" text:continue-numbering="true" text:style-name="L1">
        <text:list-item>
          <text:p text:style-name="P99"><text:span text:style-name="Strong_20_Emphasis"><text:span text:style-name="T370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290096546096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4"><draw:control text:anchor-type="as-char" draw:z-index="21" draw:name="Vorm40_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5">gebruiker</text:span></text:span><text:span text:style-name="Strong_20_Emphasis"><text:span text:style-name="T146"><text:note text:id="ftn9" text:note-class="footnote"><text:note-citation>1</text:note-citation><text:note-body><text:p text:style-name="P92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290097086032"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20"/>
          </table:table-cell>
        </table:table-row>
        <table:table-row table:style-name="TableLine94290097084688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4"><draw:control text:anchor-type="as-char" draw:z-index="25" draw:name="Vorm40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 text:id="ftn10" text:note-class="footnote"><text:note-citation>2</text:note-citation><text:note-body><text:p text:style-name="P89"><text:span text:style-name="T245">D</text:span>e <text:span text:style-name="T358">Super</text:span>-toets <text:span text:style-name="T245">is </text:span>de Windows<text:span text:style-name="T362">-</text:span><text:span text:style-name="T357">toets</text:span>, <text:span text:style-name="T362">C</text:span>ommand-<text:span text:style-name="T357">toets</text:span>, of <text:span text:style-name="T362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290097087408"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11" text:note-class="footnote"><text:note-citation>3</text:note-citation><text:note-body><text:p text:style-name="P93">Het inrichten kan nagelopen worden <text:span text:style-name="T366">met </text:span>bestanden in <text:span text:style-name="T366">map</text:span><text:span text:style-name="T364"> </text:span><text:span text:style-name="T365">kz </text:span><text:span text:style-name="T367">in </text:span><text:span text:style-name="T364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290097085392"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82"/>
          </table:table-cell>
        </table:table-row>
        <table:table-row table:style-name="TableLine94290097067392">
          <table:table-cell table:style-name="Tabel2.A1" office:value-type="string">
            <text:p text:style-name="P58"><text:span text:style-name="Strong_20_Emphasis"><text:span text:style-name="T104"><text:s/></text:span></text:span><text:span text:style-name="Strong_20_Emphasis"><text:span text:style-name="T154"><draw:control text:anchor-type="as-char" draw:z-index="26" draw:name="Vorm36_1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83">Herstart de computer.</text:p>
          </table:table-cell>
        </table:table-row>
      </table:table>
      <text:p text:style-name="P14"><text:span text:style-name="Strong_20_Emphasis"><text:span text:style-name="T152"/></text:span></text:p>
      <text:p text:style-name="P84"/>
      <text:p text:style-name="P85"><text:span text:style-name="T255">E</text:span><text:span text:style-name="T256">inde c</text:span><text:span text:style-name="T257">hecklist, </text:span><text:span text:style-name="T258">d</text:span><text:span text:style-name="T257">e installatie van </text:span><text:span text:style-name="T257"><text:reference-ref text:reference-format="text" text:ref-name="Distributie">Ubuntu</text:reference-ref></text:span><text:span text:style-name="T257"><text:s/></text:span><text:span text:style-name="T259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57"><text:reference-ref text:reference-format="text" text:ref-name="Editie">desktop</text:reference-ref></text:span><text:span text:style-name="T257"><text:s/>is voltooid.</text:span></text:p>
      <text:p text:style-name="P63"/>
      <text:p text:style-name="P5"><text:span text:style-name="T163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81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/text:span><text:span text:style-name="MT1"><text:date style:data-style-name="N36" text:date-value="2022-02-27T19:53:43.187793907">27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3:43.097216700</dc:date>
    <meta:keyword>Installatie</meta:keyword>
    <meta:keyword>Checklist</meta:keyword>
    <meta:keyword>Linux</meta:keyword>
    <meta:editing-cycles>6338</meta:editing-cycles>
    <meta:editing-duration>P11DT2H40M23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38" meta:character-count="5721" meta:non-whitespace-character-count="4915"/>
    <meta:user-defined meta:name="Info 1"/>
    <meta:user-defined meta:name="Info 2"/>
    <meta:user-defined meta:name="Info 3"/>
    <meta:user-defined meta:name="Info 4"/>
  </office:meta>
</office:document-meta>
</file>